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42de" officeooo:paragraph-rsid="001b42de"/>
    </style:style>
    <style:style style:name="P2" style:family="paragraph" style:parent-style-name="Standard">
      <style:text-properties officeooo:rsid="001b9ce4" officeooo:paragraph-rsid="001b9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 for SPADE</text:p>
      <text:p text:style-name="P1"><text:a xlink:type="simple" xlink:href="https://en.wikibooks.org/wiki/Data_Mining_Algorithms_In_R/Sequence_Mining/SPADE">https://en.wikibooks.org/wiki/Data_Mining_Algorithms_In_R/Sequence_Mining/SPADE</text:a></text:p>
      <text:p text:style-name="P1"/>
      <text:p text:style-name="P2">Download Site</text:p>
      <text:p text:style-name="P2"><text:a xlink:type="simple" xlink:href="http://www.cs.rpi.edu/~zaki/www-new/pmwiki.php/Software/Software#toc9">http://www.cs.rpi.edu/~zaki/www-new/pmwiki.php/Software/Software#toc9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7:57:30.490904967</meta:creation-date>
    <dc:date>2014-07-11T17:58:33.106441040</dc:date>
    <meta:editing-duration>PT37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4" meta:word-count="7" meta:character-count="175" meta:non-whitespace-character-count="172"/>
  </office:meta>
</office:document-meta>
</file>